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ubtitle">
      <style:text-properties officeooo:rsid="000aa4cc" officeooo:paragraph-rsid="000aa4cc"/>
    </style:style>
    <style:style style:name="P2" style:family="paragraph" style:parent-style-name="Title">
      <style:text-properties officeooo:rsid="000aa4cc" officeooo:paragraph-rsid="000aa4cc"/>
    </style:style>
    <style:style style:name="P3" style:family="paragraph" style:parent-style-name="Text_20_body">
      <style:text-properties officeooo:rsid="0007a068" officeooo:paragraph-rsid="000aa4cc"/>
    </style:style>
    <style:style style:name="P4" style:family="paragraph" style:parent-style-name="Text_20_body">
      <style:text-properties officeooo:rsid="0012406e" officeooo:paragraph-rsid="0012406e"/>
    </style:style>
    <style:style style:name="P5" style:family="paragraph" style:parent-style-name="Heading_20_1">
      <style:text-properties officeooo:rsid="000aa4cc" officeooo:paragraph-rsid="000aa4cc"/>
    </style:style>
    <style:style style:name="P6" style:family="paragraph" style:parent-style-name="Heading_20_2">
      <style:text-properties officeooo:rsid="000aa4cc" officeooo:paragraph-rsid="000aa4cc"/>
    </style:style>
    <style:style style:name="P7" style:family="paragraph" style:parent-style-name="Heading_20_2">
      <style:text-properties officeooo:rsid="001320bb" officeooo:paragraph-rsid="001320bb"/>
    </style:style>
    <style:style style:name="P8" style:family="paragraph" style:parent-style-name="Table_20_Contents">
      <style:text-properties officeooo:rsid="001320bb" officeooo:paragraph-rsid="001320bb"/>
    </style:style>
    <style:style style:name="P9" style:family="paragraph" style:parent-style-name="Text_20_body">
      <style:paragraph-properties fo:break-before="page"/>
      <style:text-properties officeooo:rsid="0012406e" officeooo:paragraph-rsid="0012406e"/>
    </style:style>
    <style:style style:name="P10" style:family="paragraph" style:parent-style-name="Text_20_body">
      <style:text-properties officeooo:rsid="001320bb" officeooo:paragraph-rsid="001320bb"/>
    </style:style>
    <style:style style:name="T1" style:family="text">
      <style:text-properties fo:font-size="10pt" style:font-size-asian="10pt" style:font-size-complex="10pt"/>
    </style:style>
    <style:style style:name="T2" style:family="text">
      <style:text-properties officeooo:rsid="0012406e"/>
    </style:style>
    <style:style style:name="T3" style:family="text">
      <style:text-properties officeooo:rsid="001320bb"/>
    </style:style>
    <style:style style:name="T4" style:family="text">
      <style:text-properties officeooo:rsid="00141074"/>
    </style:style>
    <style:style style:name="T5" style:family="text">
      <style:text-properties officeooo:rsid="001512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illiam Daniels AMS 326 <text:span text:style-name="T3">final </text:span><text:span text:style-name="T2">exam</text:span> writeup</text:p>
      <text:p text:style-name="P1"><text:span text:style-name="T3">May 15</text:span>, 2023</text:p>
      <text:p text:style-name="P3">All of my source files can be found in this github repositiory: <text:a xlink:type="simple" xlink:href="https://github.com/William-J-Daniels/DanielsAms326.git" text:style-name="Internet_20_link" text:visited-style-name="Visited_20_Internet_20_Link">https://github.com/William-J-Daniels/DanielsAms326.git</text:a> </text:p>
      <text:p text:style-name="P3">A detailed README on how the repositiory is used is there.</text:p>
      <text:h text:style-name="P5" text:outline-level="1">Problem One</text:h>
      <text:h text:style-name="P6" text:outline-level="2">Description</text:h>
      <text:p text:style-name="P4">This <text:span text:style-name="T3">is the Buffon’s Needle problem, in which we simulate probabilites of dropping a needle onto a grid of wires without the needle touching the wire</text:span></text:p>
      <text:h text:style-name="P6" text:outline-level="2">Algorithms</text:h>
      <text:p text:style-name="P10">We use a vector of x position, y position, and angle to describe the needle and assume that the position and angle are uniformly distributed. By the translational symmetry of the problem, we find that it is sufficient to simulate a needle dropping into a single square.</text:p>
      <text:p text:style-name="P10">The sinulation consists of generating three random numbers to describe the pin drop, then using those parameters to determine if the pin touches the wire or not. This is done by checking if either extreame of the pin lies beyond the boundary of a box using simple right-triangles.</text:p>
      <text:p text:style-name="P10">The entire implimentation is about 50 lines in <text:span text:style-name="Source_20_Text"><text:span text:style-name="T1">Final/examples/prob_one.cpp</text:span></text:span>.</text:p>
      <text:h text:style-name="P5" text:outline-level="1">Results</text:h>
      <text:p text:style-name="P10">Here are the probabilites that a needle does not touch the wires for the specified grid-sizes, simulating one million needle drops for each size.</text:p>
      <table:table table:name="Table1" table:style-name="Table1">
        <table:table-column table:style-name="Table1.A" table:number-columns-repeated="4"/>
        <table:table-row>
          <table:table-cell table:style-name="Table1.A1" office:value-type="string">
            <text:p text:style-name="Table_20_Contents"/>
          </table:table-cell>
          <table:table-cell table:style-name="Table1.A1" office:value-type="string">
            <text:p text:style-name="P8">d=1</text:p>
          </table:table-cell>
          <table:table-cell table:style-name="Table1.A1" office:value-type="string">
            <text:p text:style-name="P8">d=2</text:p>
          </table:table-cell>
          <table:table-cell table:style-name="Table1.D1" office:value-type="string">
            <text:p text:style-name="P8">d=3</text:p>
          </table:table-cell>
        </table:table-row>
        <table:table-row>
          <table:table-cell table:style-name="Table1.A2" office:value-type="string">
            <text:p text:style-name="P8">Probabilities</text:p>
          </table:table-cell>
          <table:table-cell table:style-name="Table1.A2" office:value-type="string">
            <text:p text:style-name="P8">0.350773</text:p>
          </table:table-cell>
          <table:table-cell table:style-name="Table1.A2" office:value-type="string">
            <text:p text:style-name="P8">0.541173</text:p>
          </table:table-cell>
          <table:table-cell table:style-name="Table1.D2" office:value-type="string">
            <text:p text:style-name="P8">0.83658</text:p>
          </table:table-cell>
        </table:table-row>
      </table:table>
      <text:h text:style-name="P7" text:outline-level="2">Remarks</text:h>
      <text:p text:style-name="P10">The assumptions made were sound and since the <text:span text:style-name="T5">p</text:span>RNG used is a simple one based on fmod, the code executes very quickly. Roundoff error is all but neglegable here.</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imbus Roman" fo:font-size="12pt" fo:language="en" fo:country="US" style:letter-kerning="true" style:font-name-asian="Noto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oto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FreeSans" style:font-family-complex="FreeSans"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FreeSans" style:font-family-complex="FreeSans"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04:52:09.185898455</meta:creation-date>
    <dc:date>2023-05-15T18:40:32.904094903</dc:date>
    <meta:editing-duration>PT4H55M38S</meta:editing-duration>
    <meta:editing-cycles>11</meta:editing-cycles>
    <meta:generator>LibreOffice/7.5.3.2$Linux_X86_64 LibreOffice_project/50$Build-2</meta:generator>
    <meta:document-statistic meta:table-count="1" meta:image-count="0" meta:object-count="0" meta:page-count="2" meta:paragraph-count="22" meta:word-count="230" meta:character-count="1401" meta:non-whitespace-character-count="1192"/>
  </office:meta>
</office:document-meta>
</file>